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49.1mm" svg:y="1mm">
            <draw:object draw:notify-on-update-of-ranges="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04mm" svg:x="168.1mm" svg:y="28.42mm">
            <draw:object draw:notify-on-update-of-ranges="Sheet1.A1:Sheet1.A1 Sheet1.A2:Sheet1.A5 Sheet1.B1:Sheet1.B1 Sheet1.B2:Sheet1.B5 Sheet1.C1:Sheet1.C1 Sheet1.C2:Sheet1.C5 Sheet1.D1:Sheet1.D1 Sheet1.D2:Sheet1.D5 Sheet1.E1:Sheet1.E1 Sheet1.E2:Sheet1.E5 Sheet1.F1:Sheet1.F1 Sheet1.F2:Sheet1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330035288996308" calcext:value-type="float">
            <text:p>3.300353E-007</text:p>
          </table:table-cell>
          <table:table-cell office:value-type="float" office:value="0.000000197127400339067" calcext:value-type="float">
            <text:p>1.971274E-007</text:p>
          </table:table-cell>
          <table:table-cell office:value-type="float" office:value="0.00888625946467622" calcext:value-type="float">
            <text:p>8.886259E-003</text:p>
          </table:table-cell>
          <table:table-cell office:value-type="float" office:value="0.000000116385498389697" calcext:value-type="float">
            <text:p>1.163855E-007</text:p>
          </table:table-cell>
          <table:table-cell office:value-type="float" office:value="0.0529173028292568" calcext:value-type="float">
            <text:p>5.291730E-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329154560339437" calcext:value-type="float">
            <text:p>3.291546E-008</text:p>
          </table:table-cell>
          <table:table-cell office:value-type="float" office:value="0.0000000413303637782515" calcext:value-type="float">
            <text:p>4.133036E-008</text:p>
          </table:table-cell>
          <table:table-cell office:value-type="float" office:value="0.00899858875294841" calcext:value-type="float">
            <text:p>8.998589E-003</text:p>
          </table:table-cell>
          <table:table-cell office:value-type="float" office:value="0.0000000135344958573613" calcext:value-type="float">
            <text:p>1.353450E-008</text:p>
          </table:table-cell>
          <table:table-cell office:value-type="float" office:value="0.00116659335764556" calcext:value-type="float">
            <text:p>1.166593E-0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33019617262249" calcext:value-type="float">
            <text:p>3.301962E-009</text:p>
          </table:table-cell>
          <table:table-cell office:value-type="float" office:value="0.00000000499768100455232" calcext:value-type="float">
            <text:p>4.997681E-009</text:p>
          </table:table-cell>
          <table:table-cell office:value-type="float" office:value="0.00901332813521319" calcext:value-type="float">
            <text:p>9.013328E-003</text:p>
          </table:table-cell>
          <table:table-cell office:value-type="float" office:value="0.0000000020716969885652" calcext:value-type="float">
            <text:p>2.071697E-009</text:p>
          </table:table-cell>
          <table:table-cell office:value-type="float" office:value="0.000027398449683152" calcext:value-type="float">
            <text:p>2.739845E-0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0214308301552845" calcext:value-type="float">
            <text:p>2.143083E-009</text:p>
          </table:table-cell>
          <table:table-cell office:value-type="float" office:value="0.00000000211261361202094" calcext:value-type="float">
            <text:p>2.112614E-009</text:p>
          </table:table-cell>
          <table:table-cell office:value-type="float" office:value="0.00901766991544881" calcext:value-type="float">
            <text:p>9.017670E-003</text:p>
          </table:table-cell>
          <table:table-cell office:value-type="float" office:value="0.00000000143656854954428" calcext:value-type="float">
            <text:p>1.436569E-009</text:p>
          </table:table-cell>
          <table:table-cell office:value-type="float" office:value="0.00000184700367013256" calcext:value-type="float">
            <text:p>1.847004E-006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11:38:47.665854970</meta:creation-date>
    <dc:date>2016-03-08T11:45:31.244574389</dc:date>
    <dc:creator>sugandh </dc:creator>
    <meta:editing-duration>PT6M43S</meta:editing-duration>
    <meta:editing-cycles>1</meta:editing-cycles>
    <meta:document-statistic meta:table-count="1" meta:cell-count="30" meta:object-count="2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E1:Sheet1.E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:Sheet1.E5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legend chart:legend-position="end" svg:x="13.98cm" svg:y="3.207cm" style:legend-expansion="high" chart:style-name="ch2"/>
        <chart:plot-area chart:style-name="ch3" table:cell-range-address="Sheet1.A1:Sheet1.F5" chart:data-source-has-labels="both" svg:x="0.316cm" svg:y="0.205cm" svg:width="13.345cm" svg:height="8.644cm">
          <chartooo:coordinate-region svg:x="2.975cm" svg:y="0.404cm" svg:width="10.221cm" svg:height="7.798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series chart:style-name="ch10" chart:values-cell-range-address="Sheet1.E2:Sheet1.E5" chart:label-cell-address="Sheet1.E1:Sheet1.E1" chart:class="chart:line">
            <chart:data-point chart:repeated="4"/>
          </chart:series>
          <chart:series chart:style-name="ch11" chart:values-cell-range-address="Sheet1.F2:Sheet1.F5" chart:label-cell-address="Sheet1.F1:Sheet1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1</text:p>
                <draw:g>
                  <svg:desc>Sheet1.B1:Sheet1.B1</svg:desc>
                </draw:g>
              </table:table-cell>
              <table:table-cell office:value-type="string">
                <text:p>mc2</text:p>
                <draw:g>
                  <svg:desc>Sheet1.C1:Sheet1.C1</svg:desc>
                </draw:g>
              </table:table-cell>
              <table:table-cell office:value-type="string">
                <text:p>mc3</text:p>
                <draw:g>
                  <svg:desc>Sheet1.D1:Sheet1.D1</svg:desc>
                </draw:g>
              </table:table-cell>
              <table:table-cell office:value-type="string">
                <text:p>mc4</text:p>
                <draw:g>
                  <svg:desc>Sheet1.E1:Sheet1.E1</svg:desc>
                </draw:g>
              </table:table-cell>
              <table:table-cell office:value-type="string">
                <text:p>mc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5</svg:desc>
                </draw:g>
              </table:table-cell>
              <table:table-cell office:value-type="float" office:value="0.000000330035288996308">
                <text:p>0.000000330035288996308</text:p>
                <draw:g>
                  <svg:desc>Sheet1.B2:Sheet1.B5</svg:desc>
                </draw:g>
              </table:table-cell>
              <table:table-cell office:value-type="float" office:value="0.000000197127400339067">
                <text:p>0.000000197127400339067</text:p>
                <draw:g>
                  <svg:desc>Sheet1.C2:Sheet1.C5</svg:desc>
                </draw:g>
              </table:table-cell>
              <table:table-cell office:value-type="float" office:value="0.00888625946467622">
                <text:p>0.00888625946467622</text:p>
                <draw:g>
                  <svg:desc>Sheet1.D2:Sheet1.D5</svg:desc>
                </draw:g>
              </table:table-cell>
              <table:table-cell office:value-type="float" office:value="0.000000116385498389697">
                <text:p>0.000000116385498389697</text:p>
                <draw:g>
                  <svg:desc>Sheet1.E2:Sheet1.E5</svg:desc>
                </draw:g>
              </table:table-cell>
              <table:table-cell office:value-type="float" office:value="0.0529173028292568">
                <text:p>0.0529173028292568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29154560339437">
                <text:p>0.0000000329154560339437</text:p>
              </table:table-cell>
              <table:table-cell office:value-type="float" office:value="0.0000000413303637782515">
                <text:p>0.0000000413303637782515</text:p>
              </table:table-cell>
              <table:table-cell office:value-type="float" office:value="0.00899858875294841">
                <text:p>0.00899858875294841</text:p>
              </table:table-cell>
              <table:table-cell office:value-type="float" office:value="0.0000000135344958573613">
                <text:p>0.0000000135344958573613</text:p>
              </table:table-cell>
              <table:table-cell office:value-type="float" office:value="0.00116659335764556">
                <text:p>0.00116659335764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033019617262249">
                <text:p>0.0000000033019617262249</text:p>
              </table:table-cell>
              <table:table-cell office:value-type="float" office:value="0.00000000499768100455232">
                <text:p>0.00000000499768100455232</text:p>
              </table:table-cell>
              <table:table-cell office:value-type="float" office:value="0.00901332813521319">
                <text:p>0.00901332813521319</text:p>
              </table:table-cell>
              <table:table-cell office:value-type="float" office:value="0.0000000020716969885652">
                <text:p>0.0000000020716969885652</text:p>
              </table:table-cell>
              <table:table-cell office:value-type="float" office:value="0.000027398449683152">
                <text:p>0.0000273984496831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0214308301552845">
                <text:p>0.00000000214308301552845</text:p>
              </table:table-cell>
              <table:table-cell office:value-type="float" office:value="0.00000000211261361202094">
                <text:p>0.00000000211261361202094</text:p>
              </table:table-cell>
              <table:table-cell office:value-type="float" office:value="0.00901766991544881">
                <text:p>0.00901766991544881</text:p>
              </table:table-cell>
              <table:table-cell office:value-type="float" office:value="0.00000000143656854954428">
                <text:p>0.00000000143656854954428</text:p>
              </table:table-cell>
              <table:table-cell office:value-type="float" office:value="0.00000184700367013256">
                <text:p>0.00000184700367013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